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d4fc75"/>
    </style:style>
    <style:style style:name="P2" style:family="paragraph" style:parent-style-name="Standard">
      <style:text-properties officeooo:paragraph-rsid="00de2a7b"/>
    </style:style>
    <style:style style:name="P3" style:family="paragraph" style:parent-style-name="Standard">
      <style:text-properties officeooo:paragraph-rsid="00e417a3"/>
    </style:style>
    <style:style style:name="P4" style:family="paragraph" style:parent-style-name="Standard">
      <style:text-properties officeooo:rsid="00c473df" officeooo:paragraph-rsid="00c473df"/>
    </style:style>
    <style:style style:name="P5" style:family="paragraph" style:parent-style-name="Standard">
      <style:text-properties officeooo:rsid="00c473df" officeooo:paragraph-rsid="00d1b0bb"/>
    </style:style>
    <style:style style:name="P6" style:family="paragraph" style:parent-style-name="Standard">
      <style:text-properties officeooo:rsid="00c46d25"/>
    </style:style>
    <style:style style:name="P7" style:family="paragraph" style:parent-style-name="Standard">
      <style:text-properties officeooo:rsid="00d4fc75" officeooo:paragraph-rsid="00d4fc75"/>
    </style:style>
    <style:style style:name="P8" style:family="paragraph" style:parent-style-name="Standard">
      <style:text-properties officeooo:rsid="00e49b37" officeooo:paragraph-rsid="00e49b37"/>
    </style:style>
    <style:style style:name="P9" style:family="paragraph" style:parent-style-name="Standard">
      <style:text-properties officeooo:rsid="00e9a658" officeooo:paragraph-rsid="00e9a658"/>
    </style:style>
    <style:style style:name="P10" style:family="paragraph" style:parent-style-name="Standard">
      <style:text-properties officeooo:rsid="00ea8a1d" officeooo:paragraph-rsid="00ea8a1d"/>
    </style:style>
    <style:style style:name="P11" style:family="paragraph" style:parent-style-name="Standard">
      <style:text-properties officeooo:rsid="011c5e27" officeooo:paragraph-rsid="011c5e27"/>
    </style:style>
    <style:style style:name="P12" style:family="paragraph" style:parent-style-name="Standard">
      <style:text-properties officeooo:rsid="01539381"/>
    </style:style>
    <style:style style:name="P13" style:family="paragraph" style:parent-style-name="Text_20_body">
      <style:text-properties officeooo:paragraph-rsid="00d1b0bb"/>
    </style:style>
    <style:style style:name="P14" style:family="paragraph" style:parent-style-name="Text_20_body">
      <style:text-properties officeooo:paragraph-rsid="00d8e394"/>
    </style:style>
    <style:style style:name="P15" style:family="paragraph" style:parent-style-name="Text_20_body">
      <style:text-properties officeooo:paragraph-rsid="00ef7bec"/>
    </style:style>
    <style:style style:name="P16" style:family="paragraph" style:parent-style-name="Text_20_body">
      <style:text-properties officeooo:paragraph-rsid="00f0cef6"/>
    </style:style>
    <style:style style:name="P17" style:family="paragraph" style:parent-style-name="Text_20_body">
      <style:text-properties officeooo:paragraph-rsid="00f47868"/>
    </style:style>
    <style:style style:name="P18" style:family="paragraph" style:parent-style-name="Text_20_body">
      <style:text-properties officeooo:paragraph-rsid="010add9a"/>
    </style:style>
    <style:style style:name="P19" style:family="paragraph" style:parent-style-name="Text_20_body">
      <style:text-properties officeooo:rsid="00c3a3fa"/>
    </style:style>
    <style:style style:name="P20" style:family="paragraph" style:parent-style-name="Text_20_body">
      <style:text-properties officeooo:rsid="00c3a3fa" officeooo:paragraph-rsid="00c3a3fa"/>
    </style:style>
    <style:style style:name="P21" style:family="paragraph" style:parent-style-name="Text_20_body">
      <style:text-properties officeooo:rsid="00c3a3fa" officeooo:paragraph-rsid="00f47868"/>
    </style:style>
    <style:style style:name="P22" style:family="paragraph" style:parent-style-name="Text_20_body">
      <style:text-properties officeooo:rsid="00c3a3fa" officeooo:paragraph-rsid="01014cbb"/>
    </style:style>
    <style:style style:name="P23" style:family="paragraph" style:parent-style-name="Text_20_body">
      <style:text-properties officeooo:rsid="00c3a3fa" officeooo:paragraph-rsid="010e72b4"/>
    </style:style>
    <style:style style:name="P24" style:family="paragraph" style:parent-style-name="Text_20_body">
      <style:text-properties officeooo:rsid="00c3a3fa" officeooo:paragraph-rsid="00f15fd6"/>
    </style:style>
    <style:style style:name="P25" style:family="paragraph" style:parent-style-name="Text_20_body">
      <style:text-properties officeooo:rsid="00c3a3fa" officeooo:paragraph-rsid="0111ca1a"/>
    </style:style>
    <style:style style:name="P26" style:family="paragraph" style:parent-style-name="Text_20_body">
      <style:text-properties officeooo:rsid="00c3a3fa" officeooo:paragraph-rsid="01155a42"/>
    </style:style>
    <style:style style:name="P27" style:family="paragraph" style:parent-style-name="Text_20_body">
      <style:text-properties officeooo:rsid="00c3a3fa" officeooo:paragraph-rsid="011a947c"/>
    </style:style>
    <style:style style:name="P28" style:family="paragraph" style:parent-style-name="Text_20_body">
      <style:text-properties officeooo:rsid="00c3a3fa" officeooo:paragraph-rsid="0120ad9d"/>
    </style:style>
    <style:style style:name="P29" style:family="paragraph" style:parent-style-name="Text_20_body">
      <style:text-properties officeooo:rsid="00c3a3fa" officeooo:paragraph-rsid="012177bf"/>
    </style:style>
    <style:style style:name="P30" style:family="paragraph" style:parent-style-name="Text_20_body">
      <style:text-properties officeooo:rsid="00c3a3fa" officeooo:paragraph-rsid="01233203"/>
    </style:style>
    <style:style style:name="P31" style:family="paragraph" style:parent-style-name="Text_20_body">
      <style:text-properties officeooo:rsid="00c3a3fa" officeooo:paragraph-rsid="01234839"/>
    </style:style>
    <style:style style:name="P32" style:family="paragraph" style:parent-style-name="Text_20_body">
      <style:text-properties officeooo:rsid="00c3a3fa" officeooo:paragraph-rsid="012773b8"/>
    </style:style>
    <style:style style:name="P33" style:family="paragraph" style:parent-style-name="Text_20_body">
      <style:text-properties officeooo:rsid="00c3a3fa" officeooo:paragraph-rsid="01345cee"/>
    </style:style>
    <style:style style:name="P34" style:family="paragraph" style:parent-style-name="Text_20_body">
      <style:text-properties officeooo:rsid="00c9ac70" officeooo:paragraph-rsid="00c9ac70"/>
    </style:style>
    <style:style style:name="P35" style:family="paragraph" style:parent-style-name="Text_20_body">
      <style:text-properties officeooo:rsid="00ee97bf" officeooo:paragraph-rsid="00ee97bf"/>
    </style:style>
    <style:style style:name="P36" style:family="paragraph" style:parent-style-name="Text_20_body">
      <style:text-properties officeooo:rsid="00f62175" officeooo:paragraph-rsid="00f62175"/>
    </style:style>
    <style:style style:name="P37" style:family="paragraph" style:parent-style-name="Text_20_body">
      <style:text-properties officeooo:rsid="00f62175" officeooo:paragraph-rsid="00fc8048"/>
    </style:style>
    <style:style style:name="P38" style:family="paragraph" style:parent-style-name="Text_20_body">
      <style:text-properties officeooo:rsid="00f62175" officeooo:paragraph-rsid="010f9cba"/>
    </style:style>
    <style:style style:name="P39" style:family="paragraph" style:parent-style-name="Text_20_body">
      <style:text-properties officeooo:rsid="0102da6e" officeooo:paragraph-rsid="0102da6e"/>
    </style:style>
    <style:style style:name="P40" style:family="paragraph" style:parent-style-name="Text_20_body">
      <style:text-properties officeooo:rsid="01098c9b" officeooo:paragraph-rsid="01098c9b"/>
    </style:style>
    <style:style style:name="P41" style:family="paragraph" style:parent-style-name="Text_20_body">
      <style:text-properties officeooo:rsid="010c95da" officeooo:paragraph-rsid="010c95da"/>
    </style:style>
    <style:style style:name="P42" style:family="paragraph" style:parent-style-name="Text_20_body">
      <style:text-properties officeooo:rsid="0112ad46" officeooo:paragraph-rsid="0112ad46"/>
    </style:style>
    <style:style style:name="P43" style:family="paragraph" style:parent-style-name="Text_20_body">
      <style:text-properties officeooo:rsid="01142bf2" officeooo:paragraph-rsid="01142bf2"/>
    </style:style>
    <style:style style:name="P44" style:family="paragraph" style:parent-style-name="Text_20_body">
      <style:text-properties officeooo:rsid="0150ff61" officeooo:paragraph-rsid="0150ff61" fo:background-color="#ffff00"/>
    </style:style>
    <style:style style:name="P45" style:family="paragraph" style:parent-style-name="Text_20_body">
      <style:text-properties officeooo:rsid="0120ad9d" officeooo:paragraph-rsid="01233203"/>
    </style:style>
    <style:style style:name="P46" style:family="paragraph" style:parent-style-name="Text_20_body">
      <style:text-properties officeooo:rsid="01233203" officeooo:paragraph-rsid="01234839"/>
    </style:style>
    <style:style style:name="P47" style:family="paragraph" style:parent-style-name="Text_20_body">
      <style:text-properties officeooo:rsid="0123a92e" officeooo:paragraph-rsid="014c0604"/>
    </style:style>
    <style:style style:name="P48" style:family="paragraph" style:parent-style-name="Text_20_body">
      <style:text-properties officeooo:rsid="01498909" officeooo:paragraph-rsid="01498909"/>
    </style:style>
    <style:style style:name="P49" style:family="paragraph" style:parent-style-name="Text_20_body">
      <style:text-properties officeooo:rsid="01311319" officeooo:paragraph-rsid="01311319"/>
    </style:style>
    <style:style style:name="P50" style:family="paragraph" style:parent-style-name="Text_20_body">
      <style:text-properties officeooo:rsid="0135a64c" officeooo:paragraph-rsid="0135a64c"/>
    </style:style>
    <style:style style:name="P51" style:family="paragraph" style:parent-style-name="Text_20_body">
      <style:text-properties officeooo:rsid="01539381" officeooo:paragraph-rsid="01539381"/>
    </style:style>
    <style:style style:name="P52" style:family="paragraph" style:parent-style-name="Text_20_body">
      <style:text-properties officeooo:rsid="00c3a3fa" officeooo:paragraph-rsid="01498909" fo:background-color="#23ff23"/>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Standard" style:list-style-name="L1"/>
    <style:style style:name="P58" style:family="paragraph" style:parent-style-name="Standard" style:list-style-name="L1">
      <style:text-properties officeooo:rsid="00cb6c3f" officeooo:paragraph-rsid="00cb6c3f"/>
    </style:style>
    <style:style style:name="P59" style:family="paragraph" style:parent-style-name="Standard" style:list-style-name="L2"/>
    <style:style style:name="P60" style:family="paragraph" style:parent-style-name="Standard" style:list-style-name="L2">
      <style:text-properties fo:background-color="#ffcc99"/>
    </style:style>
    <style:style style:name="P61" style:family="paragraph" style:parent-style-name="Standard" style:list-style-name="L2">
      <style:text-properties officeooo:rsid="00bffb7c" officeooo:paragraph-rsid="00cb6c3f" fo:background-color="#ffcc99"/>
    </style:style>
    <style:style style:name="P62" style:family="paragraph" style:parent-style-name="Standard" style:list-style-name="L2">
      <style:text-properties officeooo:rsid="00bffb7c"/>
    </style:style>
    <style:style style:name="P63" style:family="paragraph" style:parent-style-name="Standard" style:list-style-name="L3">
      <style:text-properties fo:font-weight="normal" officeooo:rsid="00c1b5c6" style:font-weight-asian="normal" style:font-weight-complex="normal"/>
    </style:style>
    <style:style style:name="P64" style:family="paragraph" style:parent-style-name="Standard" style:list-style-name="L4">
      <style:text-properties officeooo:rsid="00c3a3fa" officeooo:paragraph-rsid="00c3a3fa"/>
    </style:style>
    <style:style style:name="P65" style:family="paragraph" style:parent-style-name="Standard" style:list-style-name="L5">
      <style:text-properties officeooo:rsid="00c473df" officeooo:paragraph-rsid="00c473df"/>
    </style:style>
    <style:style style:name="P66" style:family="paragraph" style:parent-style-name="Standard" style:list-style-name="L5">
      <style:text-properties officeooo:rsid="00fbb1c8" officeooo:paragraph-rsid="00fbb1c8"/>
    </style:style>
    <style:style style:name="P67" style:family="paragraph" style:parent-style-name="Standard" style:list-style-name="L6">
      <style:text-properties officeooo:paragraph-rsid="00c6a9c9"/>
    </style:style>
    <style:style style:name="P68" style:family="paragraph" style:parent-style-name="Standard" style:list-style-name="L6">
      <style:text-properties officeooo:rsid="00c7c7a9" officeooo:paragraph-rsid="00c7c7a9"/>
    </style:style>
    <style:style style:name="P69" style:family="paragraph" style:parent-style-name="Standard" style:list-style-name="L6">
      <style:text-properties officeooo:rsid="00c7c7a9" officeooo:paragraph-rsid="00ea8a1d"/>
    </style:style>
    <style:style style:name="P70" style:family="paragraph" style:parent-style-name="Standard" style:list-style-name="L6">
      <style:text-properties officeooo:rsid="00cdd855" officeooo:paragraph-rsid="00cdd855"/>
    </style:style>
    <style:style style:name="P71" style:family="paragraph" style:parent-style-name="Standard" style:list-style-name="L7">
      <style:text-properties officeooo:rsid="00c9ac70" officeooo:paragraph-rsid="00c9ac70"/>
    </style:style>
    <style:style style:name="P72" style:family="paragraph" style:parent-style-name="Standard" style:list-style-name="L7">
      <style:text-properties officeooo:rsid="00c9c1e3" officeooo:paragraph-rsid="00c9c1e3"/>
    </style:style>
    <style:style style:name="P73" style:family="paragraph" style:parent-style-name="Standard" style:list-style-name="L7">
      <style:text-properties officeooo:rsid="00ccf85a" officeooo:paragraph-rsid="00ccf85a"/>
    </style:style>
    <style:style style:name="P74" style:family="paragraph" style:parent-style-name="Standard" style:list-style-name="L6">
      <style:text-properties officeooo:rsid="00d1b0bb" officeooo:paragraph-rsid="00d1b0bb"/>
    </style:style>
    <style:style style:name="P75" style:family="paragraph" style:parent-style-name="Standard" style:list-style-name="L8">
      <style:text-properties officeooo:paragraph-rsid="00d4fc75"/>
    </style:style>
    <style:style style:name="P76" style:family="paragraph" style:parent-style-name="Standard" style:list-style-name="L8">
      <style:text-properties officeooo:paragraph-rsid="00e12d4e"/>
    </style:style>
    <style:style style:name="P77" style:family="paragraph" style:parent-style-name="Standard" style:list-style-name="L8">
      <style:text-properties officeooo:rsid="00d70734" officeooo:paragraph-rsid="00d70734"/>
    </style:style>
    <style:style style:name="P78" style:family="paragraph" style:parent-style-name="Standard" style:list-style-name="L8">
      <style:text-properties officeooo:rsid="00e49b37" officeooo:paragraph-rsid="00e49b37"/>
    </style:style>
    <style:style style:name="P79" style:family="paragraph" style:parent-style-name="Standard" style:list-style-name="L9">
      <style:text-properties officeooo:paragraph-rsid="00e81279"/>
    </style:style>
    <style:style style:name="P80" style:family="paragraph" style:parent-style-name="Standard" style:list-style-name="L9">
      <style:text-properties officeooo:rsid="00e6216e" officeooo:paragraph-rsid="00e6216e"/>
    </style:style>
    <style:style style:name="P81" style:family="paragraph" style:parent-style-name="Standard" style:list-style-name="L9">
      <style:text-properties officeooo:rsid="00e81279" officeooo:paragraph-rsid="00e81279"/>
    </style:style>
    <style:style style:name="P82" style:family="paragraph" style:parent-style-name="Standard" style:list-style-name="L9">
      <style:text-properties officeooo:rsid="00e9a658" officeooo:paragraph-rsid="00e9a658"/>
    </style:style>
    <style:style style:name="P83" style:family="paragraph" style:parent-style-name="Standard" style:list-style-name="L10"/>
    <style:style style:name="P84" style:family="paragraph" style:parent-style-name="Standard" style:list-style-name="L17">
      <style:text-properties officeooo:paragraph-rsid="01075437"/>
    </style:style>
    <style:style style:name="P85" style:family="paragraph" style:parent-style-name="Standard" style:list-style-name="L17">
      <style:text-properties officeooo:rsid="01048913" officeooo:paragraph-rsid="01048913"/>
    </style:style>
    <style:style style:name="P86" style:family="paragraph" style:parent-style-name="Standard" style:list-style-name="L17">
      <style:text-properties officeooo:rsid="0106c129" officeooo:paragraph-rsid="0106c129"/>
    </style:style>
    <style:style style:name="P87" style:family="paragraph" style:parent-style-name="Standard" style:list-style-name="L17">
      <style:text-properties officeooo:rsid="01087b3a" officeooo:paragraph-rsid="01087b3a"/>
    </style:style>
    <style:style style:name="P88" style:family="paragraph" style:parent-style-name="Standard" style:list-style-name="L17">
      <style:text-properties officeooo:rsid="0102da6e"/>
    </style:style>
    <style:style style:name="P89" style:family="paragraph" style:parent-style-name="Standard" style:list-style-name="L17">
      <style:text-properties officeooo:rsid="0102da6e" officeooo:paragraph-rsid="0102da6e"/>
    </style:style>
    <style:style style:name="P90" style:family="paragraph" style:parent-style-name="Standard" style:list-style-name="L21">
      <style:text-properties officeooo:rsid="01142bf2"/>
    </style:style>
    <style:style style:name="P91" style:family="paragraph" style:parent-style-name="Standard" style:list-style-name="L21">
      <style:text-properties officeooo:rsid="01155a42"/>
    </style:style>
    <style:style style:name="P92" style:family="paragraph" style:parent-style-name="Standard" style:list-style-name="L21">
      <style:text-properties officeooo:rsid="01167f23"/>
    </style:style>
    <style:style style:name="P93" style:family="paragraph" style:parent-style-name="Standard" style:list-style-name="L16">
      <style:text-properties officeooo:rsid="01167f23"/>
    </style:style>
    <style:style style:name="P94" style:family="paragraph" style:parent-style-name="Standard" style:list-style-name="L21">
      <style:text-properties officeooo:rsid="0117f4ec" officeooo:paragraph-rsid="0117f4ec"/>
    </style:style>
    <style:style style:name="P95" style:family="paragraph" style:parent-style-name="Standard" style:list-style-name="L5">
      <style:text-properties officeooo:rsid="011a947c" officeooo:paragraph-rsid="011a947c"/>
    </style:style>
    <style:style style:name="P96" style:family="paragraph" style:parent-style-name="Standard" style:list-style-name="L22">
      <style:text-properties officeooo:rsid="011c5e27" officeooo:paragraph-rsid="011c5e27"/>
    </style:style>
    <style:style style:name="P97" style:family="paragraph" style:parent-style-name="Standard" style:list-style-name="L5">
      <style:text-properties officeooo:rsid="00c46d25" officeooo:paragraph-rsid="00f15fd6"/>
    </style:style>
    <style:style style:name="P98" style:family="paragraph" style:parent-style-name="Standard" style:list-style-name="L5">
      <style:text-properties officeooo:rsid="00c46d25" officeooo:paragraph-rsid="012177bf"/>
    </style:style>
    <style:style style:name="P99" style:family="paragraph" style:parent-style-name="Standard" style:list-style-name="L5">
      <style:text-properties officeooo:rsid="00c46d25" officeooo:paragraph-rsid="0123f6aa"/>
    </style:style>
    <style:style style:name="P100" style:family="paragraph" style:parent-style-name="Standard" style:list-style-name="L5">
      <style:text-properties officeooo:rsid="00c46d25" officeooo:paragraph-rsid="012773b8"/>
    </style:style>
    <style:style style:name="P101" style:family="paragraph" style:parent-style-name="Standard" style:list-style-name="L5">
      <style:text-properties officeooo:rsid="00c46d25" officeooo:paragraph-rsid="01296104"/>
    </style:style>
    <style:style style:name="P102" style:family="paragraph" style:parent-style-name="Standard" style:list-style-name="L5">
      <style:text-properties officeooo:rsid="00c46d25" officeooo:paragraph-rsid="012a1511"/>
    </style:style>
    <style:style style:name="P103" style:family="paragraph" style:parent-style-name="Standard" style:list-style-name="L5">
      <style:text-properties officeooo:rsid="00c46d25" officeooo:paragraph-rsid="015f8509"/>
    </style:style>
    <style:style style:name="P104" style:family="paragraph" style:parent-style-name="Standard" style:list-style-name="L24">
      <style:text-properties officeooo:paragraph-rsid="00c4a512"/>
    </style:style>
    <style:style style:name="P105" style:family="paragraph" style:parent-style-name="Standard" style:list-style-name="L5">
      <style:text-properties officeooo:rsid="01233203" officeooo:paragraph-rsid="01233203"/>
    </style:style>
    <style:style style:name="P106" style:family="paragraph" style:parent-style-name="Standard" style:list-style-name="L5">
      <style:text-properties officeooo:rsid="01233203" officeooo:paragraph-rsid="01639c45"/>
    </style:style>
    <style:style style:name="P107" style:family="paragraph" style:parent-style-name="Standard" style:list-style-name="L26"/>
    <style:style style:name="P108" style:family="paragraph" style:parent-style-name="Standard" style:list-style-name="L26">
      <style:text-properties officeooo:paragraph-rsid="014ccef4"/>
    </style:style>
    <style:style style:name="P109" style:family="paragraph" style:parent-style-name="Standard" style:list-style-name="L26">
      <style:text-properties officeooo:paragraph-rsid="014c0604"/>
    </style:style>
    <style:style style:name="P110" style:family="paragraph" style:parent-style-name="Standard" style:list-style-name="L27"/>
    <style:style style:name="P111" style:family="paragraph" style:parent-style-name="Standard" style:list-style-name="L5">
      <style:text-properties officeooo:rsid="01210f22" officeooo:paragraph-rsid="01210f22"/>
    </style:style>
    <style:style style:name="P112" style:family="paragraph" style:parent-style-name="Standard" style:list-style-name="L5">
      <style:text-properties officeooo:rsid="012773b8" officeooo:paragraph-rsid="012773b8"/>
    </style:style>
    <style:style style:name="P113" style:family="paragraph" style:parent-style-name="Standard" style:list-style-name="L5">
      <style:text-properties officeooo:rsid="012773b8" officeooo:paragraph-rsid="01296104"/>
    </style:style>
    <style:style style:name="P114" style:family="paragraph" style:parent-style-name="Standard" style:list-style-name="L5">
      <style:text-properties officeooo:rsid="012773b8" officeooo:paragraph-rsid="012a1511"/>
    </style:style>
    <style:style style:name="P115" style:family="paragraph" style:parent-style-name="Standard" style:list-style-name="L28">
      <style:text-properties officeooo:rsid="01311319"/>
    </style:style>
    <style:style style:name="P116" style:family="paragraph" style:parent-style-name="Standard" style:list-style-name="L28">
      <style:text-properties officeooo:rsid="0131aaa1"/>
    </style:style>
    <style:style style:name="P117" style:family="paragraph" style:parent-style-name="Standard" style:list-style-name="L29">
      <style:text-properties officeooo:paragraph-rsid="0136fb90"/>
    </style:style>
    <style:style style:name="P118" style:family="paragraph" style:parent-style-name="Standard" style:list-style-name="L29">
      <style:text-properties officeooo:paragraph-rsid="01674c31"/>
    </style:style>
    <style:style style:name="P119" style:family="paragraph" style:parent-style-name="Standard" style:list-style-name="L29">
      <style:text-properties officeooo:paragraph-rsid="0141776e"/>
    </style:style>
    <style:style style:name="P120" style:family="paragraph" style:parent-style-name="Standard" style:list-style-name="L29">
      <style:text-properties officeooo:paragraph-rsid="014308de"/>
    </style:style>
    <style:style style:name="P121" style:family="paragraph" style:parent-style-name="Standard" style:list-style-name="L29">
      <style:text-properties officeooo:paragraph-rsid="0145279e"/>
    </style:style>
    <style:style style:name="P122" style:family="paragraph" style:parent-style-name="Standard" style:list-style-name="L29">
      <style:text-properties officeooo:rsid="01345cee"/>
    </style:style>
    <style:style style:name="P123" style:family="paragraph" style:parent-style-name="Standard" style:list-style-name="L29">
      <style:text-properties officeooo:rsid="0140de62" officeooo:paragraph-rsid="0140de62"/>
    </style:style>
    <style:style style:name="P124" style:family="paragraph" style:parent-style-name="Standard" style:list-style-name="L29">
      <style:text-properties officeooo:rsid="01429631" officeooo:paragraph-rsid="01429631"/>
    </style:style>
    <style:style style:name="P125" style:family="paragraph" style:parent-style-name="Standard" style:list-style-name="L29">
      <style:text-properties officeooo:rsid="0144330e" officeooo:paragraph-rsid="0144330e"/>
    </style:style>
    <style:style style:name="P126" style:family="paragraph" style:parent-style-name="Standard" style:list-style-name="L30">
      <style:text-properties officeooo:paragraph-rsid="0139bf37"/>
    </style:style>
    <style:style style:name="P127" style:family="paragraph" style:parent-style-name="Standard" style:list-style-name="L30">
      <style:text-properties officeooo:paragraph-rsid="013a55cc"/>
    </style:style>
    <style:style style:name="P128" style:family="paragraph" style:parent-style-name="Standard" style:list-style-name="L30">
      <style:text-properties officeooo:rsid="013e5794" officeooo:paragraph-rsid="013e5794"/>
    </style:style>
    <style:style style:name="P129" style:family="paragraph" style:parent-style-name="Standard" style:list-style-name="L31">
      <style:text-properties officeooo:rsid="013fe1df"/>
    </style:style>
    <style:style style:name="P130" style:family="paragraph" style:parent-style-name="Standard" style:list-style-name="L31">
      <style:text-properties officeooo:rsid="0140475d" officeooo:paragraph-rsid="0140475d" fo:background-color="#ffff00"/>
    </style:style>
    <style:style style:name="P131" style:family="paragraph" style:parent-style-name="Standard" style:list-style-name="L32"/>
    <style:style style:name="P132" style:family="paragraph" style:parent-style-name="Standard" style:list-style-name="L33"/>
    <style:style style:name="P133" style:family="paragraph" style:parent-style-name="Standard" style:list-style-name="L33">
      <style:text-properties officeooo:rsid="0158bc1b"/>
    </style:style>
    <style:style style:name="P134" style:family="paragraph" style:parent-style-name="Standard" style:list-style-name="L33">
      <style:text-properties officeooo:rsid="0158bc1b" officeooo:paragraph-rsid="0158bc1b"/>
    </style:style>
    <style:style style:name="P135" style:family="paragraph" style:parent-style-name="Text_20_body" style:list-style-name="L11">
      <style:text-properties officeooo:rsid="00ef7bec" officeooo:paragraph-rsid="00ef7bec"/>
    </style:style>
    <style:style style:name="P136" style:family="paragraph" style:parent-style-name="Text_20_body" style:list-style-name="L12">
      <style:text-properties officeooo:paragraph-rsid="00ee97bf"/>
    </style:style>
    <style:style style:name="P137" style:family="paragraph" style:parent-style-name="Text_20_body" style:list-style-name="L13">
      <style:text-properties officeooo:paragraph-rsid="00f62175"/>
    </style:style>
    <style:style style:name="P138" style:family="paragraph" style:parent-style-name="Text_20_body" style:list-style-name="L13">
      <style:text-properties officeooo:paragraph-rsid="00f7bc39"/>
    </style:style>
    <style:style style:name="P139" style:family="paragraph" style:parent-style-name="Text_20_body" style:list-style-name="L13">
      <style:text-properties officeooo:rsid="00f27483" officeooo:paragraph-rsid="00f27483"/>
    </style:style>
    <style:style style:name="P140" style:family="paragraph" style:parent-style-name="Text_20_body" style:list-style-name="L14">
      <style:text-properties officeooo:rsid="00f47868" officeooo:paragraph-rsid="00f47868"/>
    </style:style>
    <style:style style:name="P141" style:family="paragraph" style:parent-style-name="Text_20_body" style:list-style-name="L15">
      <style:text-properties officeooo:paragraph-rsid="00fc8048"/>
    </style:style>
    <style:style style:name="P142" style:family="paragraph" style:parent-style-name="Text_20_body" style:list-style-name="L15">
      <style:text-properties officeooo:rsid="00fc8048" officeooo:paragraph-rsid="00fc8048"/>
    </style:style>
    <style:style style:name="P143" style:family="paragraph" style:parent-style-name="Text_20_body" style:list-style-name="L23">
      <style:text-properties officeooo:rsid="00fc8048" officeooo:paragraph-rsid="00fc8048"/>
    </style:style>
    <style:style style:name="P144" style:family="paragraph" style:parent-style-name="Text_20_body" style:list-style-name="L16">
      <style:text-properties officeooo:rsid="01014cbb" officeooo:paragraph-rsid="01014cbb"/>
    </style:style>
    <style:style style:name="P145" style:family="paragraph" style:parent-style-name="Text_20_body" style:list-style-name="L16">
      <style:text-properties officeooo:rsid="010e72b4" officeooo:paragraph-rsid="010e72b4"/>
    </style:style>
    <style:style style:name="P146" style:family="paragraph" style:parent-style-name="Text_20_body" style:list-style-name="L18">
      <style:text-properties officeooo:rsid="010f9cba" officeooo:paragraph-rsid="010f9cba"/>
    </style:style>
    <style:style style:name="P147" style:family="paragraph" style:parent-style-name="Text_20_body" style:list-style-name="L19">
      <style:text-properties officeooo:rsid="010c95da" officeooo:paragraph-rsid="010c95da"/>
    </style:style>
    <style:style style:name="P148" style:family="paragraph" style:parent-style-name="Text_20_body" style:list-style-name="L20">
      <style:text-properties officeooo:rsid="0112ad46" officeooo:paragraph-rsid="0112ad46"/>
    </style:style>
    <style:style style:name="P149" style:family="paragraph" style:parent-style-name="Text_20_body" style:list-style-name="L25">
      <style:text-properties officeooo:paragraph-rsid="012c9d9b"/>
    </style:style>
    <style:style style:name="P150" style:family="paragraph" style:parent-style-name="Text_20_body" style:list-style-name="L25">
      <style:text-properties officeooo:rsid="01234839" officeooo:paragraph-rsid="01234839"/>
    </style:style>
    <style:style style:name="P151" style:family="paragraph" style:parent-style-name="Text_20_body" style:list-style-name="L25">
      <style:text-properties officeooo:rsid="012581b1" officeooo:paragraph-rsid="016ed390" fo:background-color="#23ff23"/>
    </style:style>
    <style:style style:name="P152" style:family="paragraph" style:parent-style-name="Heading_20_2">
      <style:text-properties officeooo:rsid="00b9df57" officeooo:paragraph-rsid="00b9df57"/>
    </style:style>
    <style:style style:name="P153" style:family="paragraph" style:parent-style-name="Heading_20_2">
      <style:text-properties officeooo:rsid="00c38fd4"/>
    </style:style>
    <style:style style:name="P154" style:family="paragraph" style:parent-style-name="Heading_20_2">
      <style:text-properties officeooo:paragraph-rsid="00ebec4b"/>
    </style:style>
    <style:style style:name="P155" style:family="paragraph" style:parent-style-name="Heading_20_2">
      <style:text-properties officeooo:rsid="00b60edd" officeooo:paragraph-rsid="00faf4b6"/>
    </style:style>
    <style:style style:name="P156" style:family="paragraph" style:parent-style-name="Heading_20_2">
      <style:text-properties officeooo:rsid="012177bf" officeooo:paragraph-rsid="012177bf"/>
    </style:style>
    <style:style style:name="P157" style:family="paragraph" style:parent-style-name="Heading_20_2">
      <style:text-properties officeooo:rsid="012098c7" officeooo:paragraph-rsid="012098c7"/>
    </style:style>
    <style:style style:name="P158" style:family="paragraph" style:parent-style-name="Heading_20_2">
      <style:text-properties officeooo:rsid="012773b8" officeooo:paragraph-rsid="012773b8"/>
    </style:style>
    <style:style style:name="P159" style:family="paragraph" style:parent-style-name="Heading_20_2">
      <style:text-properties officeooo:rsid="01311319" officeooo:paragraph-rsid="01311319"/>
    </style:style>
    <style:style style:name="P160" style:family="paragraph" style:parent-style-name="Heading_20_2">
      <style:text-properties officeooo:rsid="013317f0" officeooo:paragraph-rsid="013317f0"/>
    </style:style>
    <style:style style:name="P161" style:family="paragraph" style:parent-style-name="Heading_20_2">
      <style:text-properties officeooo:rsid="013fe1df" officeooo:paragraph-rsid="013fe1df"/>
    </style:style>
    <style:style style:name="P162" style:family="paragraph" style:parent-style-name="Heading_20_2">
      <style:text-properties officeooo:rsid="0150ff61" officeooo:paragraph-rsid="0150ff61"/>
    </style:style>
    <style:style style:name="P163" style:family="paragraph" style:parent-style-name="Heading_20_3">
      <style:text-properties officeooo:rsid="00b60edd" officeooo:paragraph-rsid="00c956ff"/>
    </style:style>
    <style:style style:name="P164" style:family="paragraph" style:parent-style-name="Heading_20_3">
      <style:text-properties officeooo:rsid="00b60edd" officeooo:paragraph-rsid="00d1504a"/>
    </style:style>
    <style:style style:name="P165" style:family="paragraph" style:parent-style-name="Heading_20_3">
      <style:text-properties officeooo:rsid="00b60edd" officeooo:paragraph-rsid="00da7d32"/>
    </style:style>
    <style:style style:name="P166" style:family="paragraph" style:parent-style-name="Heading_20_3">
      <style:text-properties officeooo:rsid="00b60edd" officeooo:paragraph-rsid="00e26d43"/>
    </style:style>
    <style:style style:name="P167" style:family="paragraph" style:parent-style-name="Heading_20_3">
      <style:text-properties officeooo:paragraph-rsid="00d87991"/>
    </style:style>
    <style:style style:name="P168" style:family="paragraph" style:parent-style-name="Heading_20_3">
      <style:text-properties officeooo:rsid="00eca2a5" officeooo:paragraph-rsid="00eca2a5"/>
    </style:style>
    <style:style style:name="P169" style:family="paragraph" style:parent-style-name="Heading_20_3">
      <style:text-properties officeooo:paragraph-rsid="00ef8e82"/>
    </style:style>
    <style:style style:name="P170" style:family="paragraph" style:parent-style-name="Heading_20_3">
      <style:text-properties officeooo:rsid="010c95da" officeooo:paragraph-rsid="0112023c"/>
    </style:style>
    <style:style style:name="P171" style:family="paragraph" style:parent-style-name="Heading_20_3">
      <style:text-properties officeooo:rsid="012098c7"/>
    </style:style>
    <style:style style:name="P172" style:family="paragraph" style:parent-style-name="Heading_20_3">
      <style:text-properties officeooo:rsid="0140de62"/>
    </style:style>
    <style:style style:name="P173" style:family="paragraph" style:parent-style-name="Heading_20_1">
      <style:text-properties officeooo:paragraph-rsid="00b60edd"/>
    </style:style>
    <style:style style:name="P174" style:family="paragraph" style:parent-style-name="Heading_20_1">
      <style:text-properties officeooo:rsid="00b60edd" officeooo:paragraph-rsid="00b60edd"/>
    </style:style>
    <style:style style:name="P175" style:family="paragraph" style:parent-style-name="Heading_20_1">
      <style:text-properties officeooo:rsid="00b60edd" officeooo:paragraph-rsid="00f15fd6"/>
    </style:style>
    <style:style style:name="P176" style:family="paragraph" style:parent-style-name="Heading_20_1">
      <style:text-properties officeooo:rsid="00b60edd" officeooo:paragraph-rsid="00c5cc3b"/>
    </style:style>
    <style:style style:name="P177" style:family="paragraph" style:parent-style-name="Heading_20_1">
      <style:text-properties officeooo:rsid="00fc8048" officeooo:paragraph-rsid="00fc8048"/>
    </style:style>
    <style:style style:name="P178" style:family="paragraph" style:parent-style-name="Heading_20_1" style:list-style-name="">
      <style:text-properties officeooo:rsid="01202796" officeooo:paragraph-rsid="01202796"/>
    </style:style>
    <style:style style:name="P179" style:family="paragraph" style:parent-style-name="Heading_20_1">
      <style:paragraph-properties fo:break-before="page"/>
      <style:text-properties officeooo:rsid="01202796" officeooo:paragraph-rsid="01202796"/>
    </style:style>
    <style:style style:name="P180" style:family="paragraph" style:parent-style-name="Heading_20_4">
      <style:text-properties officeooo:rsid="01142bf2"/>
    </style:style>
    <style:style style:name="P181" style:family="paragraph" style:parent-style-name="Heading_20_4">
      <style:text-properties officeooo:rsid="00fc8048" officeooo:paragraph-rsid="0118a433"/>
    </style:style>
    <style:style style:name="P182" style:family="paragraph" style:parent-style-name="Heading_20_4">
      <style:text-properties officeooo:rsid="012098c7"/>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officeooo:rsid="012773b8" style:font-style-asian="italic" style:font-style-complex="italic"/>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officeooo:rsid="0141776e" fo:background-color="#ffff00"/>
    </style:style>
    <style:style style:name="T87" style:family="text">
      <style:text-properties officeooo:rsid="014308de" fo:background-color="#ffff00"/>
    </style:style>
    <style:style style:name="T88" style:family="text">
      <style:text-properties officeooo:rsid="0145279e" fo:background-color="#ffff00"/>
    </style:style>
    <style:style style:name="T89" style:family="text">
      <style:text-properties officeooo:rsid="014ccef4" fo:background-color="#ffff00"/>
    </style:style>
    <style:style style:name="T90" style:family="text">
      <style:text-properties officeooo:rsid="014c0604" fo:background-color="#ffff00"/>
    </style:style>
    <style:style style:name="T91" style:family="text">
      <style:text-properties officeooo:rsid="01639c45" fo:background-color="#ffff00"/>
    </style:style>
    <style:style style:name="T92" style:family="text">
      <style:text-properties officeooo:rsid="014308de"/>
    </style:style>
    <style:style style:name="T93" style:family="text">
      <style:text-properties officeooo:rsid="0145279e"/>
    </style:style>
    <style:style style:name="T94" style:family="text">
      <style:text-properties officeooo:rsid="0145e31d"/>
    </style:style>
    <style:style style:name="T95" style:family="text">
      <style:text-properties officeooo:rsid="0147da7c"/>
    </style:style>
    <style:style style:name="T96" style:family="text">
      <style:text-properties officeooo:rsid="01498909"/>
    </style:style>
    <style:style style:name="T97" style:family="text">
      <style:text-properties officeooo:rsid="014b8607"/>
    </style:style>
    <style:style style:name="T98" style:family="text">
      <style:text-properties officeooo:rsid="014c0604"/>
    </style:style>
    <style:style style:name="T99" style:family="text">
      <style:text-properties officeooo:rsid="014ccef4"/>
    </style:style>
    <style:style style:name="T100" style:family="text">
      <style:text-properties officeooo:rsid="014ea897"/>
    </style:style>
    <style:style style:name="T101" style:family="text">
      <style:text-properties officeooo:rsid="014ff5e8"/>
    </style:style>
    <style:style style:name="T102" style:family="text">
      <style:text-properties officeooo:rsid="01539381"/>
    </style:style>
    <style:style style:name="T103" style:family="text">
      <style:text-properties officeooo:rsid="01539381" fo:background-color="#ffcc99"/>
    </style:style>
    <style:style style:name="T104" style:family="text">
      <style:text-properties officeooo:rsid="016ab98f" fo:background-color="#ffcc99"/>
    </style:style>
    <style:style style:name="T105" style:family="text">
      <style:text-properties officeooo:rsid="016b9dc0" fo:background-color="#ffcc99"/>
    </style:style>
    <style:style style:name="T106" style:family="text">
      <style:text-properties officeooo:rsid="016bad21" fo:background-color="#ffcc99"/>
    </style:style>
    <style:style style:name="T107" style:family="text">
      <style:text-properties officeooo:rsid="016bd263" fo:background-color="#ffcc99"/>
    </style:style>
    <style:style style:name="T108" style:family="text">
      <style:text-properties officeooo:rsid="016d7688" fo:background-color="#ffcc99"/>
    </style:style>
    <style:style style:name="T109" style:family="text">
      <style:text-properties officeooo:rsid="016ed390" fo:background-color="#ffcc99"/>
    </style:style>
    <style:style style:name="T110" style:family="text">
      <style:text-properties officeooo:rsid="0156de81"/>
    </style:style>
    <style:style style:name="T111" style:family="text">
      <style:text-properties officeooo:rsid="0156de81" fo:background-color="#e6ff00"/>
    </style:style>
    <style:style style:name="T112" style:family="text">
      <style:text-properties officeooo:rsid="015f8509" fo:background-color="#e6ff00"/>
    </style:style>
    <style:style style:name="T113" style:family="text">
      <style:text-properties officeooo:rsid="0162bf70" fo:background-color="#e6ff00"/>
    </style:style>
    <style:style style:name="T114" style:family="text">
      <style:text-properties officeooo:rsid="01588bda"/>
    </style:style>
    <style:style style:name="T115" style:family="text">
      <style:text-properties officeooo:rsid="015d95b7"/>
    </style:style>
    <style:style style:name="T116" style:family="text">
      <style:text-properties officeooo:rsid="015f8509"/>
    </style:style>
    <style:style style:name="T117" style:family="text">
      <style:text-properties officeooo:rsid="01617d5f"/>
    </style:style>
    <style:style style:name="T118" style:family="text">
      <style:text-properties officeooo:rsid="0161be3b"/>
    </style:style>
    <style:style style:name="T119" style:family="text">
      <style:text-properties officeooo:rsid="01639c45"/>
    </style:style>
    <style:style style:name="T120" style:family="text">
      <style:text-properties officeooo:rsid="0165947e"/>
    </style:style>
    <style:style style:name="T121" style:family="text">
      <style:text-properties officeooo:rsid="01674c31"/>
    </style:style>
    <style:style style:name="T122" style:family="text">
      <style:text-properties officeooo:rsid="016ab98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4">Logique des Eps déjà mise en place<text:tab/>1</text:p>
          <text:p text:style-name="P53">Choix « Adullact »<text:tab/>1</text:p>
          <text:p text:style-name="P53">Justifications<text:tab/>1</text:p>
          <text:p text:style-name="P54">Thématiques déjà en place<text:tab/>2</text:p>
          <text:p text:style-name="P54">Analyse du document<text:tab/>2</text:p>
          <text:p text:style-name="P53">A. Relances<text:tab/>2</text:p>
          <text:p text:style-name="P55">Dossiers à relancer – Formulaire (page 3)<text:tab/>2</text:p>
          <text:p text:style-name="P55">Dossiers à relancer – Résultats en fonction du type de relance (page 4)<text:tab/>2</text:p>
          <text:p text:style-name="P55">Dossiers relancés - Formulaire (pages 5 et 6)<text:tab/>3</text:p>
          <text:p text:style-name="P55">Relance - Affichage (pages 7)<text:tab/>3</text:p>
          <text:p text:style-name="P55">Relance - Ajouter (pages 8)<text:tab/>3</text:p>
          <text:p text:style-name="P55">Généralités concernant les relances<text:tab/>3</text:p>
          <text:p text:style-name="P53">B. Réorientations<text:tab/>3</text:p>
          <text:p text:style-name="P55">Orientation – Affichage (page 10)<text:tab/>3</text:p>
          <text:p text:style-name="P55">Orientation – Ajouter (page 11)<text:tab/>4</text:p>
          <text:p text:style-name="P53">C. Équipes pluridisciplinaires<text:tab/>4</text:p>
          <text:p text:style-name="P55">C1. Création de l'équipe<text:tab/>4</text:p>
          <text:p text:style-name="P56">Affichage EP (page 14)<text:tab/>4</text:p>
          <text:p text:style-name="P56">Équipes pluridisciplinaires – Ajouter (page 15)<text:tab/>4</text:p>
          <text:p text:style-name="P56">Équipes pluridisciplinaires – Modifier (page 16)<text:tab/>5</text:p>
          <text:p text:style-name="P56">Équipes pluridisciplinaires – Rechercher EP (page 17)<text:tab/>5</text:p>
          <text:p text:style-name="P56">Équipes pluridisciplinaires – Résultats EP (page 18)<text:tab/>5</text:p>
          <text:p text:style-name="P56">Équipes pluridisciplinaires – Détails EP (page 19)<text:tab/>5</text:p>
          <text:p text:style-name="P56">Généralités concernant les équipes pluridisciplinaires (pages 14 à 19)<text:tab/>5</text:p>
          <text:p text:style-name="P55">C2. Création de la séance<text:tab/>5</text:p>
          <text:p text:style-name="P56">Liste des séances d'EP<text:tab/>5</text:p>
          <text:p text:style-name="P56">Ajouter séance EP (page 22)<text:tab/>5</text:p>
          <text:p text:style-name="P54">FIXME<text:tab/>6</text:p>
          <text:p text:style-name="P54">Généralités concernant le module EP<text:tab/>6</text:p>
          <text:p text:style-name="P54">Documents restant à prendre en compte<text:tab/>6</text:p>
        </text:index-body>
      </text:table-of-content>
      <text:p text:style-name="Text_20_body"/>
      <text:h text:style-name="P173" text:outline-level="1"><text:span text:style-name="T1">Logique des E</text:span><text:span text:style-name="T2">p</text:span><text:span text:style-name="T1">s </text:span><text:span text:style-name="T2">déjà mise en place</text:span></text:h>
      <text:h text:style-name="P152" text:outline-level="2">Choix « Adullact »</text:h>
      <text:list xml:id="list845951995" text:style-name="L1">
        <text:list-item>
          <text:p text:style-name="P57"><text:span text:style-name="T2">Pour passer en séance, </text:span><text:span text:style-name="T3">il faut un dossier </text:span><text:span text:style-name="T4">d'EP</text:span></text:p>
        </text:list-item>
        <text:list-item>
          <text:p text:style-name="P57">Un dossier d'EP concerne un allocataire pour une et une seule thématique</text:p>
        </text:list-item>
        <text:list-item>
          <text:p text:style-name="P57">Une personne peut posséder plusieurs dossiers d'EP en cours de traitement à un moment donné (avec affichage d'une alerte à la création des dossiers subséquents)</text:p>
        </text:list-item>
        <text:list-item>
          <text:p text:style-name="P58">Les dossiers d'EP ne sont pas automatiquement inscrits en séance.</text:p>
        </text:list-item>
      </text:list>
      <text:h text:style-name="P152" text:outline-level="2">Justifications</text:h>
      <text:list xml:id="list897328356" text:style-name="L2">
        <text:list-item>
          <text:p text:style-name="P60">FIXME : pourquoi ?</text:p>
        </text:list-item>
        <text:list-item>
          <text:p text:style-name="P59"><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62"><text:soft-page-break/>cf. point 2</text:p>
        </text:list-item>
        <text:list-item>
          <text:p text:style-name="P61">FIXME : pourquoi ?</text:p>
        </text:list-item>
      </text:list>
      <text:h text:style-name="P174" text:outline-level="1">Thématiques déjà en place</text:h>
      <text:list xml:id="list971930899" text:style-name="L3">
        <text:list-item>
          <text:p text:style-name="P63">Non respect et sanctions</text:p>
        </text:list-item>
        <text:list-item>
          <text:p text:style-name="P63">Demande de réorientation de la structure référente</text:p>
        </text:list-item>
      </text:list>
      <text:h text:style-name="P174" text:outline-level="1">Analyse du document</text:h>
      <text:h text:style-name="P153" text:outline-level="2">A. Relances</text:h>
      <text:h text:style-name="Heading_20_3" text:outline-level="3"><text:span text:style-name="T8">Dossiers à relancer – Formulaire </text:span><text:span text:style-name="T9">(page 3)</text:span></text:h>
      <text:p text:style-name="P20">Il manque les filtres suivants dans le prototype actuellement fourni par Adullact :</text:p>
      <text:list xml:id="list416187992" text:style-name="L4">
        <text:list-item>
          <text:p text:style-name="P64">Recherche par bénéficiaire</text:p>
          <text:list>
            <text:list-item>
              <text:p text:style-name="P64">Numéro de commune au sens INSEE</text:p>
            </text:list-item>
            <text:list-item>
              <text:p text:style-name="P64">Service référent</text:p>
            </text:list-item>
          </text:list>
        </text:list-item>
        <text:list-item>
          <text:p text:style-name="P64">Recherche par dossier CAF</text:p>
          <text:list>
            <text:list-item>
              <text:p text:style-name="P64">Numéro CAF</text:p>
            </text:list-item>
            <text:list-item>
              <text:p text:style-name="P64">Nom titulaire</text:p>
            </text:list-item>
            <text:list-item>
              <text:p text:style-name="P64">Prénom titulaire</text:p>
            </text:list-item>
          </text:list>
        </text:list-item>
        <text:list-item>
          <text:p text:style-name="P64">Personne orientée sans contrat</text:p>
          <text:list>
            <text:list-item>
              <text:p text:style-name="P64">Opérateur</text:p>
            </text:list-item>
            <text:list-item>
              <text:p text:style-name="P64">Nombre de jours depuis la dernière orientation</text:p>
            </text:list-item>
          </text:list>
        </text:list-item>
        <text:list-item>
          <text:p text:style-name="P64">Personne orientée avec contrat</text:p>
          <text:list>
            <text:list-item>
              <text:p text:style-name="P64">Opérateur</text:p>
            </text:list-item>
            <text:list-item>
              <text:p text:style-name="P64">Nombre de jours depuis la fin du dernier contrat</text:p>
            </text:list-item>
          </text:list>
        </text:list-item>
      </text:list>
      <text:p text:style-name="P19"/>
      <text:p text:style-name="P19">Il manque les fonctionnalités suivantes dans le prototype actuellement fourni par Adullact :</text:p>
      <text:list xml:id="list1280291935" text:style-name="L5">
        <text:list-item>
          <text:p text:style-name="P65">Impression de documents lors de l'enregistrement des relances</text:p>
        </text:list-item>
        <text:list-item>
          <text:p text:style-name="P66">Les seuls contrats qui sont pris en compte à l'heure actuelle sont les CER. Il faudra prendre en compte les CUI et PPAE.</text:p>
        </text:list-item>
      </text:list>
      <text:p text:style-name="P6"/>
      <text:p text:style-name="P4">Questions :</text:p>
      <text:list xml:id="list1900309097" text:style-name="L6">
        <text:list-item>
          <text:p text:style-name="P67"><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68">Faut-il prévoir des vérifications quand aux dates de relance (ex. 1ère relance le 1er février 2011, 2ème relance le 15 janvier 2011) ?</text:p>
        </text:list-item>
        <text:list-item>
          <text:p text:style-name="P70">Il est possible d'apparaître dans la cohorte pour non renouvellement de contrat, même s'il n'existe pas d'orientation ?</text:p>
        </text:list-item>
      </text:list>
      <text:p text:style-name="P4"/>
      <text:h text:style-name="P16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P34">Remarques :</text:p>
      <text:list xml:id="list1245679757" text:style-name="L7">
        <text:list-item>
          <text:p text:style-name="P71">Les colonnes « Statut EP » n'ont pas de sens, puisqu'il n'y a création d'un dossier d'EP qu'après la dernière relance.</text:p>
        </text:list-item>
        <text:list-item>
          <text:p text:style-name="P72">Les dossiers d'EP créés ne sont pas inscrits automatiquement à l'ordre du jour des <text:soft-page-break/>séances d'EP.</text:p>
        </text:list-item>
        <text:list-item>
          <text:p text:style-name="P73">Puisque les dossiers d'EP ne sont pas inscrits à l'ordre du jour, impossibilité d'envoyer le courrier concernant la séance à l'allocataire à cette étape-là.</text:p>
        </text:list-item>
      </text:list>
      <text:h text:style-name="P164"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P13"><text:span text:style-name="T9">Il manque </text:span><text:span text:style-name="T16">c</text:span><text:span text:style-name="T9">es fonctionnalités dans le prototype actuellement fourni par Adullact.</text:span></text:p>
      <text:p text:style-name="P5">Questions :</text:p>
      <text:list xml:id="list1740303886" text:continue-list="list1900309097" text:style-name="L6">
        <text:list-item>
          <text:p text:style-name="P74">Ne faudrait-il pas rajouter un filtre sur le rang de la relance ?</text:p>
        </text:list-item>
      </text:list>
      <text:p text:style-name="P7"/>
      <text:p text:style-name="P1"><text:span text:style-name="T18">Remarques</text:span><text:span text:style-name="T10"> :</text:span></text:p>
      <text:list xml:id="list703778758" text:style-name="L8">
        <text:list-item>
          <text:p text:style-name="P75"><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77">La colonne « Statut EP » sera remplie, quel que soit le rang de la relance, suivant l'état du dossier d'EP crée lors de la dernière relance.</text:p>
        </text:list-item>
      </text:list>
      <text:h text:style-name="P165"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P8">Questions :</text:p>
      <text:list xml:id="list1568247936" text:continue-numbering="true" text:style-name="L8">
        <text:list-item>
          <text:p text:style-name="P78">Il n'est pas possible de modifier une relance ?</text:p>
        </text:list-item>
      </text:list>
      <text:p text:style-name="P2"><text:span text:style-name="T18">Remarques</text:span><text:span text:style-name="T10"> :</text:span></text:p>
      <text:list xml:id="list445953733" text:continue-numbering="true" text:style-name="L8">
        <text:list-item>
          <text:p text:style-name="P76"><text:span text:style-name="T18">Les colonnes « Nombre de jours ... » </text:span><text:span text:style-name="T27">et </text:span><text:span text:style-name="T20">« Statut EP » </text:span><text:span text:style-name="T26">→ voir plus haut</text:span></text:p>
        </text:list-item>
      </text:list>
      <text:h text:style-name="P166"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P3"><text:span text:style-name="T18">Remarques</text:span><text:span text:style-name="T10"> :</text:span></text:p>
      <text:list xml:id="list40568767" text:style-name="L9">
        <text:list-item>
          <text:p text:style-name="P80">Il faut ajouter le type de relance que l'on veut faire (pas de contrat, pas de renouvellement) qui concernera la dernière entrée validée de ces tables.</text:p>
        </text:list-item>
        <text:list-item>
          <text:p text:style-name="P81">Il ne sera pas possible de choisir le rang de la relance (on ne peut pas faire de seconde relance si on n'a pas fait la première)</text:p>
        </text:list-item>
        <text:list-item>
          <text:p text:style-name="P79"><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82">Comme on enregistre un lien vers l'orientation ou le contrat, ce sera le dernier validé (come pour les cohortes).</text:p>
        </text:list-item>
      </text:list>
      <text:p text:style-name="P9"/>
      <text:p text:style-name="P10">Questions :</text:p>
      <text:list xml:id="list1457455617" text:continue-list="list1740303886" text:style-name="L6">
        <text:list-item>
          <text:p text:style-name="P69">Faut-il prévoir des vérifications quand aux dates de relance (ex. 1ère relance le 1er février 2011, 2ème relance le 15 janvier 2011) ?</text:p>
        </text:list-item>
      </text:list>
      <text:h text:style-name="P167" text:outline-level="3"><text:span text:style-name="T21">Généralités </text:span><text:span text:style-name="T24">concernant les relances</text:span></text:h>
      <text:p text:style-name="P14"><text:span text:style-name="T22">Remarques </text:span><text:span text:style-name="T29">(à faire)</text:span><text:span text:style-name="T22"> :</text:span></text:p>
      <text:list xml:id="list1433548517" text:style-name="L10">
        <text:list-item>
          <text:p text:style-name="P83"><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P154" text:outline-level="2"><text:span text:style-name="T31">B</text:span><text:span text:style-name="T8">. </text:span><text:span text:style-name="T31">Réorientations</text:span></text:h>
      <text:h text:style-name="P168" text:outline-level="3">Orientation – Affichage (page 10)</text:h>
      <text:p text:style-name="P15"><text:span text:style-name="T35">Remarques</text:span><text:span text:style-name="T33"> :</text:span></text:p>
      <text:list xml:id="list492335989" text:style-name="L11">
        <text:list-item>
          <text:p text:style-name="P135">Il faut encore ajouter un moyen de changer l'orientation initiale car inappropriée (cf. document « CG 93 – RSA – équipes pluridisciplinaires » du 29/12/2009, page 4, partie <text:soft-page-break/>supérieure)</text:p>
        </text:list-item>
      </text:list>
      <text:p text:style-name="P35">Questions :</text:p>
      <text:list xml:id="list679933244" text:style-name="L12">
        <text:list-item>
          <text:p text:style-name="P136"><text:span text:style-name="T33">« Le principe d'une réorientation manuelle est possible » </text:span><text:span text:style-name="T34">→ signifie que le bouton ajouter fonctionne comme avant ?</text:span></text:p>
        </text:list-item>
      </text:list>
      <text:h text:style-name="P169" text:outline-level="3"><text:span text:style-name="T32">Orientation – </text:span><text:span text:style-name="T36">Ajouter</text:span><text:span text:style-name="T32"> (page 1</text:span><text:span text:style-name="T36">1</text:span><text:span text:style-name="T32">)</text:span></text:h>
      <text:p text:style-name="P36">Questions :</text:p>
      <text:list xml:id="list1021347495" text:style-name="L13">
        <text:list-item>
          <text:p text:style-name="P137"><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138"><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P16"><text:span text:style-name="T35">Remarques</text:span><text:span text:style-name="T33"> :</text:span></text:p>
      <text:list xml:id="list630770327" text:continue-numbering="true" text:style-name="L13">
        <text:list-item>
          <text:p text:style-name="P139">Il manque deux champs de texte libre qui étaient dans la partie « Saisine ... »</text:p>
        </text:list-item>
      </text:list>
      <text:p text:style-name="P21"/>
      <text:p text:style-name="P17"><text:span text:style-name="T9">Il manque les </text:span><text:span text:style-name="T40">données</text:span><text:span text:style-name="T9"> suivantes dans le prototype actuellement fourni par Adullact :</text:span></text:p>
      <text:list xml:id="list2038133414" text:style-name="L14">
        <text:list-item>
          <text:p text:style-name="P140">Réorientation : nombre d'orientations existantes.</text:p>
        </text:list-item>
      </text:list>
      <text:h text:style-name="P155"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P37">Questions :</text:p>
      <text:list xml:id="list978965740" text:style-name="L15">
        <text:list-item>
          <text:p text:style-name="P142">Que doit-il se passer si on supprime une EP comportant des séances traitées ou en cours de traitement ? Faut-il empêcher la suppression dans ce cas ?</text:p>
        </text:list-item>
        <text:list-item>
          <text:p text:style-name="P141"><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P22">Il manque les fonctionnalités suivantes dans le prototype actuellement fourni par Adullact :</text:p>
      <text:list xml:id="list425621578" text:style-name="L16">
        <text:list-item>
          <text:p text:style-name="P144">Génération automatique de l'« Identifiant équipe pluridisciplinaire »</text:p>
        </text:list-item>
      </text:list>
      <text:p text:style-name="P39">Remarques :</text:p>
      <text:list xml:id="list1731794521" text:style-name="L17">
        <text:list-item>
          <text:p text:style-name="P84"><text:span text:style-name="T49">Étant </text:span><text:span text:style-name="T48">donne le </text:span><text:span text:style-name="T50">caractère</text:span><text:span text:style-name="T48"> générique du module :</text:span></text:p>
          <text:list>
            <text:list-item>
              <text:p text:style-name="P85">Territoire CLI = regroupement de l'EP</text:p>
            </text:list-item>
            <text:list-item>
              <text:p text:style-name="P86">Les zones géographiques dont s'occupe l'EP sont définies par EP, et pas au niveau des CLI.</text:p>
            </text:list-item>
          </text:list>
        </text:list-item>
        <text:list-item>
          <text:p text:style-name="P87">Les membres peuvent être ajoutés lors de la modification d'une équipe</text:p>
        </text:list-item>
        <text:list-item>
          <text:p text:style-name="P89">Il faudra préciser quels sont les thèmes gérés par l'équipe, et le niveau de décision (EP/CG) de ceux-ci.</text:p>
        </text:list-item>
        <text:list-item>
          <text:p text:style-name="P88">Référentiels (ces listes seront livrées par le SIS) → tables de paramétrage</text:p>
        </text:list-item>
        <text:list-item>
          <text:p text:style-name="P88">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P40">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P18"><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P23">Il manque les fonctionnalités suivantes dans le prototype actuellement fourni par Adullact :</text:p>
      <text:list xml:id="list1114058773" text:continue-list="list425621578" text:style-name="L16">
        <text:list-item>
          <text:p text:style-name="P145">Il manque le bouton « Voir »</text:p>
        </text:list-item>
      </text:list>
      <text:p text:style-name="P38"/>
      <text:p text:style-name="P38">Questions :</text:p>
      <text:list xml:id="list351241987" text:style-name="L18">
        <text:list-item>
          <text:p text:style-name="P146">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P25"><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P41">Remarques :</text:p>
      <text:list xml:id="list720377139" text:style-name="L19">
        <text:list-item>
          <text:p text:style-name="P147">La gestion des équipes se fait dans la partie « Administration »</text:p>
        </text:list-item>
      </text:list>
      <text:h text:style-name="P170" text:outline-level="3"><text:span text:style-name="T44">C</text:span><text:span text:style-name="T57">2</text:span><text:span text:style-name="T8">.</text:span><text:span text:style-name="T44"> </text:span><text:span text:style-name="T57">Création de la </text:span><text:span text:style-name="T58">séance</text:span></text:h>
      <text:p text:style-name="P42">Remarques :</text:p>
      <text:list xml:id="list575164716" text:style-name="L20">
        <text:list-item>
          <text:p text:style-name="P148">Une commission est appelée séance.</text:p>
        </text:list-item>
      </text:list>
      <text:h text:style-name="P180" text:outline-level="4">Liste des séances d'EP</text:h>
      <text:p text:style-name="P43">Remarques :</text:p>
      <text:list xml:id="list2041076947" text:style-name="L21">
        <text:list-item>
          <text:p text:style-name="P90">Concernant la suppression d'une séance, voir la remarque du point « Affichage EP (page 14) »</text:p>
        </text:list-item>
        <text:list-item>
          <text:p text:style-name="P91">Il existe un formulaire de recherche pour les séances d'EP</text:p>
        </text:list-item>
        <text:list-item>
          <text:p text:style-name="P92">Les colonnes « Date » et « Heure » sont fusionnées</text:p>
        </text:list-item>
        <text:list-item>
          <text:p text:style-name="P92">La modification d'une séance se fait à partir de l'écran de visualisation</text:p>
        </text:list-item>
        <text:list-item>
          <text:p text:style-name="P94">La colonne décision finale, qui représente l'étape de la séance d'EP devra être revue (« Choix des dossiers », « Avis EP », « Décision CG », « Traitée », « Annulée », « Reportée », ...)</text:p>
        </text:list-item>
      </text:list>
      <text:p text:style-name="P26">Il manque les <text:span text:style-name="T59">informations</text:span> suivantes dans le prototype actuellement fourni par Adullact :</text:p>
      <text:list xml:id="list1462350666" text:continue-list="list1114058773" text:style-name="L16">
        <text:list-item>
          <text:p text:style-name="P93">« Intitulé »</text:p>
        </text:list-item>
        <text:list-item>
          <text:p text:style-name="P93">« Lieu » (à la place de « type de structure »)</text:p>
        </text:list-item>
        <text:list-item>
          <text:p text:style-name="P93">« Nombre de participants »</text:p>
        </text:list-item>
        <text:list-item>
          <text:p text:style-name="P93">« Nombre d'absents »</text:p>
        </text:list-item>
      </text:list>
      <text:p text:style-name="P43"/>
      <text:h text:style-name="P181" text:outline-level="4">Ajouter séance EP <text:span text:style-name="T60">(page 22)</text:span></text:h>
      <text:p text:style-name="P27">Il manque les fonctionnalités suivantes dans le prototype actuellement fourni par Adullact :</text:p>
      <text:list xml:id="list2028645127" text:continue-list="list1280291935" text:style-name="L5">
        <text:list-item>
          <text:p text:style-name="P95">Le champ « Identifiant de séance » généré automatiquement</text:p>
        </text:list-item>
      </text:list>
      <text:p text:style-name="P11"><text:soft-page-break/>Questions :</text:p>
      <text:list xml:id="list1455745820" text:style-name="L22">
        <text:list-item>
          <text:p text:style-name="P96">A partir du moment où l'on choisit l'organisme d'accueil, est-il pertinent de pouvoir changer les éléments de l'adresse ?</text:p>
        </text:list-item>
      </text:list>
      <text:h text:style-name="P177" text:outline-level="1">FIXME</text:h>
      <text:list xml:id="list545188897" text:style-name="L23">
        <text:list-item>
          <text:p text:style-name="P143">Ventilation BADA pour les CER complexes ?</text:p>
        </text:list-item>
      </text:list>
      <text:h text:style-name="P175" text:outline-level="1"><text:span text:style-name="T38">Généralités </text:span><text:span text:style-name="T39">concernant le</text:span><text:span text:style-name="T38"> module EP</text:span></text:h>
      <text:p text:style-name="P24">Il manque les fonctionnalités suivantes dans le prototype actuellement fourni par Adullact :</text:p>
      <text:list xml:id="list1570721044" text:continue-list="list2028645127" text:style-name="L5">
        <text:list-item>
          <text:p text:style-name="P97">On ne doit voir que les entrées des personnes se trouvant dans des dossiers qui sont dans un état ouvert et versable, qui sont allocataires (demandeurs ou conjoints RSA) soumis à droits et devoirs</text:p>
        </text:list-item>
        <text:list-item>
          <text:p text:style-name="P97">Limitation des zones géographiques suivant les zones géographiques accessibles par l'utilisateur connecté</text:p>
        </text:list-item>
        <text:list-item>
          <text:p text:style-name="P97">Gestion des jetons sur les dossiers</text:p>
        </text:list-item>
      </text:list>
      <text:h text:style-name="P176" text:outline-level="1"><text:span text:style-name="T12">D</text:span><text:span text:style-name="T11">ocument</text:span><text:span text:style-name="T12">s</text:span><text:span text:style-name="T11"> </text:span><text:span text:style-name="T12">restant à prendre en compte</text:span></text:h>
      <text:list xml:id="list37341394" text:style-name="L24">
        <text:list-item>
          <text:p text:style-name="P104"><text:span text:style-name="T11">« webrSa <text:s/>Position CER et Bilan.odt »</text:span> <text:span text:style-name="T11">du 28/10/2010</text:span></text:p>
        </text:list-item>
      </text:list>
      <text:h text:style-name="P178" text:outline-level="1"/>
      <text:h text:style-name="P179" text:outline-level="1">Discussion avec Sammy Sahnoune le 14/01/2011</text:h>
      <text:h text:style-name="P156" text:outline-level="2">De manière générale</text:h>
      <text:p text:style-name="P29"><text:span text:style-name="T61">Corriger le</text:span><text:span text:style-name="T63">s </text:span><text:span text:style-name="T66">termes suivants</text:span> dans le prototype actuellement fourni par Adullact :</text:p>
      <text:list xml:id="list2106610193" text:continue-list="list1570721044" text:style-name="L5">
        <text:list-item>
          <text:p text:style-name="P98"><text:span text:style-name="T62">« </text:span><text:span text:style-name="T63">Non respect ... » → « Demande de suspension »</text:span></text:p>
        </text:list-item>
        <text:list-item>
          <text:p text:style-name="P99"><text:span text:style-name="T62">« </text:span><text:span text:style-name="T66">Séance</text:span><text:span text:style-name="T63"> » → « </text:span><text:span text:style-name="T67">Commission</text:span><text:span text:style-name="T63"> »</text:span></text:p>
        </text:list-item>
      </text:list>
      <text:p text:style-name="P45"/>
      <text:p text:style-name="P30"><text:span text:style-name="T64">Ajouter les fonctionnalités suivantes</text:span> <text:span text:style-name="T64">au</text:span> prototype :</text:p>
      <text:list xml:id="list866835256" text:continue-numbering="true" text:style-name="L5">
        <text:list-item>
          <text:p text:style-name="P105">Un dossier d'EP peut être marqué comme étant « En attente » (case à cocher).</text:p>
        </text:list-item>
        <text:list-item>
          <text:p text:style-name="P105">Un dossier mis en attente ne doit pas empêcher la finalisation d'un niveau de décision.</text:p>
        </text:list-item>
        <text:list-item>
          <text:p text:style-name="P105">Si après X (paramétrable) jours, un dossier « En attente » n'est pas traité, il devra repasser en séance d'EP.</text:p>
        </text:list-item>
        <text:list-item>
          <text:p text:style-name="P106"><text:span text:style-name="T119">RQ :</text:span><text:span text:style-name="T91"> Il convient que le CG spécifie la manière dont doivent être traités ces dossiers en attente.</text:span><text:span text:style-name="T119"> Une proposition est de rajouter un onglet « Liste des dossiers en attente » à côté de l'onglet « Liste des dossiers » permettant d'accéder à des formulaires individuels. </text:span><text:span text:style-name="T120">Dans le moteur de recherche des dossiers, on pourra rechercher par statut « en attente » et accéder aux fiches individuelles à partir de ce tableau de résultats.</text:span></text:p>
        </text:list-item>
      </text:list>
      <text:p text:style-name="P46"/>
      <text:p text:style-name="P31"><text:span text:style-name="T61">Corriger les</text:span><text:span text:style-name="T64"> fonctionnalités suivantes dans le prototype actuellement fourni par Adullact :</text:span></text:p>
      <text:list xml:id="list1819186156" text:style-name="L25">
        <text:list-item>
          <text:p text:style-name="P150">L'unité de mesure de temps est en jours, plutôt qu'en mois.</text:p>
        </text:list-item>
        <text:list-item>
          <text:p text:style-name="P151">Lorsqu'on modifie les décisions d'un niveau de décision, on a une erreur SQL (la clé primaire est absente des données à enregistrer). <text:span text:style-name="T122">→ corrigé pour « Saisineepreorientsr93 » et « Nonrespectsanctionep93 »</text:span><text:span text:style-name="T104">, </text:span><text:span text:style-name="T105">à corriger pour </text:span><text:span text:style-name="T107">les </text:span><text:span text:style-name="T106">autres thématiques </text:span><text:span text:style-name="T108">(+ enlever la logique de pré-remplissage des vues et la mettre dans les modèles correspondants, fonction prepareFormData). </text:span><text:span text:style-name="T109">Ne pas oublier de trier par etape desc dans les qdDossiersParListe</text:span></text:p>
        </text:list-item>
        <text:list-item>
          <text:p text:style-name="P149"><text:span text:style-name="T72">Recherche par dossier CAF → utiliser la table « dossierscaf » pour le titulaire </text:span><text:span text:style-name="T73">(nom, prénom)</text:span><text:span text:style-name="T72">, et ne retourner que le titulaire</text:span></text:p>
        </text:list-item>
      </text:list>
      <text:p text:style-name="P47">Remarques :</text:p>
      <text:list xml:id="list480211960" text:style-name="L26">
        <text:list-item>
          <text:p text:style-name="P107"><text:span text:style-name="T65">Le déploiement du modul</text:span><text:span text:style-name="T98">e</text:span><text:span text:style-name="T65"> « EP » est prévu pour le mois de mars.</text:span></text:p>
        </text:list-item>
        <text:list-item>
          <text:p text:style-name="P108"><text:span text:style-name="T99">Il sera nécessaire de pouvoir exporter des dossiers au format XML (demande CSS) pour le mois de mars. </text:span><text:span text:style-name="T89">Il convient de spécifier les parties de dossier à communiquer, ainsi que le format (DTD / schéma) du fichier XML.</text:span></text:p>
        </text:list-item>
        <text:list-item>
          <text:p text:style-name="P109"><text:span text:style-name="T98">Il existe des données erronées ou bizarres en base. Il faudra corriger ces données et ajouter des contraintes d'intégrité au niveau de la base de données. </text:span><text:span text:style-name="T90">Il faudra communiquer ces contraintes au CG 93 pour éventuellement corriger les jobs Talend</text:span><text:span text:style-name="T98">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P48"/>
      <text:p text:style-name="P52"><text:span text:style-name="T96">Il faudra communiquer les requêtes SQL suivantes au CG 93, </text:span><text:span text:style-name="T100">afin de pouvoir apporter une correction aux données</text:span><text:span text:style-name="T72"> :</text:span></text:p>
      <text:list xml:id="list809867979" text:style-name="L27">
        <text:list-item>
          <text:p text:style-name="P110"><text:span text:style-name="T96">Orientation multiples (doublons </text:span><text:span text:style-name="T101">→ requête SQL existante pour les vrais doublons</text:span><text:span text:style-name="T96">)</text:span></text:p>
        </text:list-item>
        <text:list-item>
          <text:p text:style-name="P110"><text:span text:style-name="T96">NIRs , </text:span><text:span text:style-name="T97">noms, prénoms, nomnai, … </text:span><text:span text:style-name="T96">incorrects</text:span></text:p>
        </text:list-item>
      </text:list>
      <text:h text:style-name="P157" text:outline-level="2"><text:soft-page-break/>Administration</text:h>
      <text:h text:style-name="P171" text:outline-level="3">Équipes pluridisciplinaires</text:h>
      <text:h text:style-name="P182" text:outline-level="4">Liste des EPs</text:h>
      <text:p text:style-name="P28"><text:span text:style-name="T61">Corriger les</text:span> fonctionnalités suivantes dans le prototype actuellement fourni par Adullact :</text:p>
      <text:list xml:id="list1425697093" text:continue-list="list866835256" text:style-name="L5">
        <text:list-item>
          <text:p text:style-name="P111">Par défaut, pour toutes les EPs du CG 93, la décision se fait au niveau du CG, et chaque EP traite tous les thèmes → pré-remplir le formulaire.</text:p>
        </text:list-item>
      </text:list>
      <text:h text:style-name="P158" text:outline-level="2">Menu EP</text:h>
      <text:p text:style-name="P32"><text:span text:style-name="T61">Corriger les</text:span> <text:span text:style-name="T74">points</text:span> suivants dans le prototype actuellement fourni par Adullact :</text:p>
      <text:list xml:id="list902418567" text:continue-numbering="true" text:style-name="L5">
        <text:list-item>
          <text:p text:style-name="P100"><text:span text:style-name="T68">il faut que le menu soit plus proche du </text:span><text:span text:style-name="T69">workflow</text:span><text:span text:style-name="T68"> :</text:span></text:p>
          <text:list>
            <text:list-item>
              <text:p text:style-name="P112">Création / modification</text:p>
              <text:list>
                <text:list-item>
                  <text:p text:style-name="P113">Formulaire de recherche</text:p>
                </text:list-item>
                <text:list-item>
                  <text:p text:style-name="P113">Affichage des résultats</text:p>
                </text:list-item>
                <text:list-item>
                  <text:p text:style-name="P101"><text:span text:style-name="T70">Ajout d'une séance ou modification d'une séance </text:span><text:span text:style-name="T115">(modification → voir puis modifier)</text:span></text:p>
                </text:list-item>
              </text:list>
            </text:list-item>
            <text:list-item>
              <text:p text:style-name="P112">Attribution des dossiers à une séance</text:p>
              <text:list>
                <text:list-item>
                  <text:p text:style-name="P112">Formulaire de recherche</text:p>
                </text:list-item>
                <text:list-item>
                  <text:p text:style-name="P112">Affichage des résultats</text:p>
                </text:list-item>
                <text:list-item>
                  <text:p text:style-name="P100"><text:span text:style-name="T68">Affichage de la séance </text:span><text:span text:style-name="T70">et attribution des dossiers</text:span></text:p>
                </text:list-item>
              </text:list>
            </text:list-item>
            <text:list-item>
              <text:p text:style-name="P112">Arbitrage</text:p>
              <text:list>
                <text:list-item>
                  <text:p text:style-name="P113">Formulaire de recherche</text:p>
                </text:list-item>
                <text:list-item>
                  <text:p text:style-name="P113">Affichage des résultats</text:p>
                </text:list-item>
                <text:list-item>
                  <text:p text:style-name="P101"><text:span text:style-name="T68">Affichage de la séance </text:span><text:span text:style-name="T70">et traitement</text:span></text:p>
                </text:list-item>
              </text:list>
            </text:list-item>
            <text:list-item>
              <text:p text:style-name="P100"><text:span text:style-name="T68">Recherche </text:span><text:span text:style-name="T71">(</text:span><text:span text:style-name="T117">de dossiers / </text:span><text:span text:style-name="T113">de séances ?</text:span><text:span text:style-name="T71">)</text:span></text:p>
              <text:list>
                <text:list-item>
                  <text:p text:style-name="P114">Formulaire de recherche</text:p>
                </text:list-item>
                <text:list-item>
                  <text:p text:style-name="P102"><text:span text:style-name="T68">Affichage des résultats </text:span><text:span text:style-name="T117">(</text:span><text:span text:style-name="T118">liste plus générique, avec possibilité d'impression et d'export au format CSV</text:span><text:span text:style-name="T117">).</text:span></text:p>
                </text:list-item>
              </text:list>
            </text:list-item>
          </text:list>
        </text:list-item>
        <text:list-item>
          <text:p text:style-name="P103"><text:span text:style-name="T116">Pour l'instant, on garde les filtres en place. </text:span><text:span text:style-name="T112">Les CG doivent nous communiquer exactement les critères des filtres à mettre en place à chaque étape du workflow</text:span><text:span text:style-name="T116">.</text:span></text:p>
        </text:list-item>
      </text:list>
      <text:h text:style-name="P159" text:outline-level="2">Relances</text:h>
      <text:p text:style-name="P49">Remarques :</text:p>
      <text:list xml:id="list777197500" text:style-name="L28">
        <text:list-item>
          <text:p text:style-name="P115">Il y a bien 3 étapes pour les orientations sans contrat, et 2 étapes pour les contrats non renouvelés</text:p>
        </text:list-item>
        <text:list-item>
          <text:p text:style-name="P116">Les dates de relance doivent être cohérentes</text:p>
          <text:list>
            <text:list-item>
              <text:p text:style-name="P116">La date de la 2nde relance doit être supérieure à la date de 1ère relance</text:p>
            </text:list-item>
            <text:list-item>
              <text:p text:style-name="P116">Les dates de relance (la liste des résultats) doivent tenir compte des délais (4 mois, 2 mois, …) exprimés en nombre de jours dans le fichier de configuration.</text:p>
            </text:list-item>
          </text:list>
        </text:list-item>
      </text:list>
      <text:h text:style-name="P160" text:outline-level="2">Orientations</text:h>
      <text:p text:style-name="P33"><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377448384" text:style-name="L29">
        <text:list-item>
          <text:p text:style-name="P122">La première orientation se fait avec la bouton « Ajouter » (comme avant)</text:p>
        </text:list-item>
        <text:list-item>
          <text:p text:style-name="P122">Pour les orientations <text:s/>subséquentes, on utilisera le formulaire de saisine d'EP corrigé</text:p>
        </text:list-item>
        <text:list-item>
          <text:p text:style-name="P117"><text:span text:style-name="T77">L'origine de la demande d'orientation sera donc une valeur parmi « EP », « Individuelle », « Inappropriée » et « Cohorte » (à rajouter dans la table « orientsstructs » </text:span><text:span text:style-name="T78">et dans les tableaux de résultats</text:span><text:span text:style-name="T77">)</text:span></text:p>
        </text:list-item>
        <text:list-item>
          <text:p text:style-name="P118"><text:span text:style-name="T121">Toute nouvelle orientation de rang &gt; 1 doit passer en EP pour être effective. Ce qui inclut le </text:span><text:soft-page-break/><text:span text:style-name="T121">cas des Orientations initiales inappropriées.</text:span></text:p>
        </text:list-item>
      </text:list>
      <text:h text:style-name="P172" text:outline-level="3">Préorientations</text:h>
      <text:list xml:id="list1256783117" text:continue-numbering="true" text:style-name="L29">
        <text:list-item>
          <text:p text:style-name="P123">Voir le mail d'Arnaud Henry (transmis par Sammy Sahnoune) du 04/01/2011</text:p>
        </text:list-item>
        <text:list-item>
          <text:p text:style-name="P119"><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6">en attente des fichiers transmis par Pôle Emploi au CG 93</text:span><text:span text:style-name="T85">).</text:span></text:p>
        </text:list-item>
        <text:list-item>
          <text:p text:style-name="P124">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120"><text:span text:style-name="T92">Les fichiers transmis par Pôle Emploi (</text:span><text:span text:style-name="T87">stock seulement ?</text:span><text:span text:style-name="T92">) contiendront l'information « l'allocataire a signé un PPAE » sous la forme d'un booléen (ou d'une date ?).</text:span></text:p>
        </text:list-item>
        <text:list-item>
          <text:p text:style-name="P125">Voir s'il est possible d'optimiser l'algorithme de préorientation et le shell de préorientation.</text:p>
        </text:list-item>
        <text:list-item>
          <text:p text:style-name="P121"><text:span text:style-name="T93">Suite à l'intégration des fichiers de Pôle Emploi, il faudra certainement passer le paramètre « force » du script de préorientation à « true » (</text:span><text:span text:style-name="T88">par défaut ?</text:span><text:span text:style-name="T93">) </text:span><text:span text:style-name="T94">afin que les nouvelles informations de Pôle Emploi soient prises en co</text:span><text:span text:style-name="T95">m</text:span><text:span text:style-name="T94">pte</text:span><text:span text:style-name="T93">.</text:span></text:p>
        </text:list-item>
      </text:list>
      <text:p text:style-name="P50"/>
      <text:p text:style-name="P50">Remarques :</text:p>
      <text:list xml:id="list487157625" text:style-name="L30">
        <text:list-item>
          <text:p text:style-name="P126"><text:span text:style-name="T79">Lorsqu'une orientation est décidée par l'EP, la date d'orientation devra être supérieur ou égale à la date de la séance d'EP </text:span><text:span text:style-name="T84">(même lors d'une modification)</text:span><text:span text:style-name="T79">.</text:span></text:p>
        </text:list-item>
        <text:list-item>
          <text:p text:style-name="P127"><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128">Orientation initiale inappropriée → il faut simplement un motif</text:p>
        </text:list-item>
      </text:list>
      <text:h text:style-name="P161" text:outline-level="2">PDO</text:h>
      <text:list xml:id="list804039805" text:style-name="L31">
        <text:list-item>
          <text:p text:style-name="P129">Pour une DO 19, il faut un délai d'un mois (paramétrable, en nombre de jours)</text:p>
        </text:list-item>
        <text:list-item>
          <text:p text:style-name="P130">Il ne faudrait pouvoir ajouter une DO 19 (PDO) que dans le cas d'un dossier « En attente ... » ?</text:p>
        </text:list-item>
      </text:list>
      <text:h text:style-name="P162" text:outline-level="2">Contrats complexes</text:h>
      <text:p text:style-name="P44">Ce point n'a pas pu être abordé lors de la réunion. Il faudra (re)préciser le déroulement des actions concernant cette thématique (ventilation du BADA, …).</text:p>
      <text:h text:style-name="P162" text:outline-level="2">Cas de la non déclaration de DTR</text:h>
      <text:p text:style-name="P51">Remarques :</text:p>
      <text:list xml:id="list1187726761" text:style-name="L32">
        <text:list-item>
          <text:p text:style-name="P131"><text:span text:style-name="T102">Une déclaration de DTR est nécessaire pour avoir un dossier RSA (</text:span><text:span text:style-name="T103">FIXME : faire une requête pour s'assurer de la validité des données en base</text:span><text:span text:style-name="T102">)</text:span></text:p>
        </text:list-item>
      </text:list>
      <text:p text:style-name="P12"/>
      <text:p text:style-name="Text_20_body"><text:span text:style-name="T110">Description de la thématique</text:span><text:span text:style-name="T102"> :</text:span></text:p>
      <text:list xml:id="list1348812363" text:style-name="L33">
        <text:list-item>
          <text:p text:style-name="P132"><text:span text:style-name="T110">Il est obligatoire que les allocataires RSA (soumis à droits et devoirs, dont le dossier est dans un état ouvert) possèdent une DTR datant de moins de 6 mois (</text:span><text:span text:style-name="T111">paramétrage, en nombre de jours ?</text:span><text:span text:style-name="T110">). </text:span><text:span text:style-name="T114">Si ce n'est pas le cas, il devront passer en commission d'EP pour cette thématique.</text:span></text:p>
        </text:list-item>
        <text:list-item>
          <text:p text:style-name="P133">Ex. :</text:p>
          <text:list>
            <text:list-item>
              <text:p text:style-name="P133">La dernière DTR concerne les mois d'octobre, novembre et décembre 2010</text:p>
            </text:list-item>
            <text:list-item>
              <text:p text:style-name="P134">Celle-ci est transmise au mois de janvier 2011</text:p>
            </text:list-item>
            <text:list-item>
              <text:p text:style-name="P134">La DTR suivante devrait arriver au mois d'avril 2011 et devrait concerner les mois de janvier, février et mars 2011.</text:p>
            </text:list-item>
            <text:list-item>
              <text:p text:style-name="P134"><text:soft-page-break/>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06T15:59:19</meta:creation-date>
    <meta:generator>OpenOffice.org/3.2$Linux OpenOffice.org_project/320m19$Build-9505</meta:generator>
    <dc:date>2011-01-18T15:57:04</dc:date>
    <dc:creator>Christian Buffin</dc:creator>
    <meta:editing-duration>PT26H21M14S</meta:editing-duration>
    <meta:editing-cycles>321</meta:editing-cycles>
    <meta:document-statistic meta:table-count="0" meta:image-count="0" meta:object-count="0" meta:page-count="10" meta:paragraph-count="255" meta:word-count="3176" meta:character-count="18221"/>
  </office:meta>
</office:document-meta>
</file>